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2217" officeooo:paragraph-rsid="001722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rp permission错误</text:p>
      <text:p text:style-name="P1">https://www.cnblogs.com/WindyZ/p/14267208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8T14:59:59.762910486</meta:creation-date>
    <dc:date>2023-09-08T15:00:21.023465620</dc:date>
    <meta:editing-duration>PT21S</meta:editing-duration>
    <meta:editing-cycles>1</meta:editing-cycles>
    <meta:document-statistic meta:table-count="0" meta:image-count="0" meta:object-count="0" meta:page-count="1" meta:paragraph-count="2" meta:word-count="5" meta:character-count="63" meta:non-whitespace-character-count="62"/>
    <meta:generator>LibreOffice/6.0.7.3$Linux_X86_64 LibreOffice_project/00m0$Build-3</meta:generator>
  </office:meta>
</office:document-meta>
</file>